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a0a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solid" draw:stroke-dash="Ultrafine_20_Dashed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solid" draw:stroke-dash="Ultrafine_20_Dashed" draw:fill="solid" draw:fill-color="#ffff99" draw:textarea-horizontal-align="center" draw:textarea-vertical-align="middle"/>
    </style:style>
    <style:style style:name="gr9" style:family="graphic" style:parent-style-name="standard">
      <style:graphic-properties draw:stroke="solid" draw:fill="solid" draw:fill-color="#ffcc99" draw:textarea-horizontal-align="center" draw:textarea-vertical-align="middle"/>
    </style:style>
    <style:style style:name="gr10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solid" draw:fill="solid" draw:fill-color="#ff9966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solid" draw:stroke-dash="Ultrafine_20_Dashed" draw:fill="solid" draw:fill-color="#e6e6e6" draw:textarea-horizontal-align="center" draw:textarea-vertical-align="middle"/>
    </style:style>
    <style:style style:name="gr14" style:family="graphic" style:parent-style-name="standard">
      <style:graphic-properties draw:stroke="dash" draw:stroke-dash="Ultrafine_20_Dashed" draw:fill="solid" draw:fill-color="#ffcc99" draw:textarea-horizontal-align="center" draw:textarea-vertical-align="middle"/>
    </style:style>
    <style:style style:name="P1" style:family="paragraph">
      <style:paragraph-properties fo:margin-left="0cm" fo:margin-right="0cm" fo:margin-top="0.4cm" fo:margin-bottom="0.4cm" fo:line-height="150%" fo:text-align="center" text:enable-numbering="false" fo:text-indent="0cm"/>
    </style:style>
    <style:style style:name="P2" style:family="paragraph">
      <style:paragraph-properties fo:margin-left="0cm" fo:margin-right="0cm" fo:margin-top="0.4cm" fo:margin-bottom="0.4cm" fo:line-height="100%" fo:text-align="center" text:enable-numbering="false" fo:text-indent="0cm"/>
    </style:style>
    <style:style style:name="P3" style:family="paragraph">
      <style:paragraph-properties fo:margin-left="0cm" fo:margin-right="0cm" fo:margin-top="0.4cm" fo:margin-bottom="0.4cm" fo:line-height="150%" fo:text-align="center" text:enable-numbering="false" fo:text-indent="0cm"/>
      <style:text-properties fo:font-size="32pt" fo:font-weight="bo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9pt"/>
    </style:style>
    <style:style style:name="P6" style:family="paragraph">
      <style:paragraph-properties fo:margin-left="0cm" fo:margin-right="0cm" fo:text-align="center" fo:text-indent="0cm"/>
      <style:text-properties fo:font-size="6pt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size="9pt"/>
    </style:style>
    <style:style style:name="P11" style:family="paragraph">
      <style:paragraph-properties fo:margin-left="0cm" fo:margin-right="0cm" fo:text-align="center" text:enable-numbering="false" fo:text-indent="0cm"/>
      <style:text-properties fo:font-size="6pt"/>
    </style:style>
    <style:style style:name="P12" style:family="paragraph">
      <style:paragraph-properties fo:text-align="center"/>
      <style:text-properties fo:font-size="6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size="9pt" fo:font-weight="bold"/>
    </style:style>
    <style:style style:name="P16" style:family="paragraph">
      <style:paragraph-properties fo:margin-left="0cm" fo:margin-right="0cm" fo:text-align="start" fo:text-indent="0cm"/>
      <style:text-properties fo:font-size="9pt" fo:font-weight="bold"/>
    </style:style>
    <style:style style:name="P17" style:family="paragraph">
      <style:paragraph-properties fo:text-align="center"/>
      <style:text-properties fo:font-weight="bold"/>
    </style:style>
    <style:style style:name="P18" style:family="paragraph">
      <style:paragraph-properties fo:text-align="center"/>
      <style:text-properties fo:font-size="9pt" fo:font-weight="bold"/>
    </style:style>
    <style:style style:name="P19" style:family="paragraph">
      <style:paragraph-properties fo:margin-left="0cm" fo:margin-right="0cm" fo:text-align="start" text:enable-numbering="false" fo:text-indent="0cm"/>
    </style:style>
    <style:style style:name="P20" style:family="paragraph">
      <style:paragraph-properties fo:margin-left="0cm" fo:margin-right="0cm" fo:text-align="start" text:enable-numbering="false" fo:text-indent="0cm"/>
      <style:text-properties fo:font-size="9pt"/>
    </style:style>
    <style:style style:name="T1" style:family="text">
      <style:text-properties style:use-window-font-color="true" style:text-outline="false" style:text-line-through-style="none" fo:font-family="'Albany AMT'" style:font-family-generic="roman" style:font-pitch="variable" fo:font-size="28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'Albany AMT'" style:font-family-generic="roman" style:font-pitch="variable" fo:font-size="24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'Albany AMT'" style:font-pitch="variable" fo:font-size="24pt" fo:font-style="normal" fo:text-shadow="none" style:text-underline-style="none" fo:font-weight="bold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'Albany AMT'" style:font-pitch="variable" fo:font-size="24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'Courier 10 Pitch'" style:font-pitch="fixed" fo:font-size="22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T7" style:family="text">
      <style:text-properties fo:font-size="9pt" fo:font-weight="bold"/>
    </style:style>
    <style:style style:name="T8" style:family="text">
      <style:text-properties fo:font-size="9pt" fo:font-weight="normal"/>
    </style:style>
    <style:style style:name="T9" style:family="text">
      <style:text-properties fo:font-size="6pt"/>
    </style:style>
    <style:style style:name="T10" style:family="text">
      <style:text-properties fo:font-size="9pt"/>
    </style:style>
    <style:style style:name="T11" style:family="text">
      <style:text-properties fo:font-size="6pt" fo:font-weight="normal"/>
    </style:style>
    <style:style style:name="T12" style:family="text">
      <style:text-properties fo:font-size="9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3" draw:layer="layout" svg:width="21.491cm" svg:height="4.095cm" svg:x="10.245cm" svg:y="5.741cm">
          <draw:text-box>
            <text:p text:style-name="P1"><text:span text:style-name="T1">Mumie 2 Sitemap</text:span></text:p>
            <text:p text:style-name="P2"><text:span text:style-name="T2">Context “store”, Selftest </text:span><text:span text:style-name="T3">P</text:span><text:span text:style-name="T2">roblem Answers</text:span></text:p>
            <text:p text:style-name="P2"><text:span text:style-name="T4">Match:</text:span><text:span text:style-name="T5"> </text:span><text:span text:style-name="T6">protected/store/selftest-problem-answers</text:span></text:p>
          </draw:text-box>
        </draw:frame>
        <draw:custom-shape draw:style-name="gr2" draw:text-style-name="P5" draw:id="id4" draw:layer="layout" svg:width="7.2cm" svg:height="0.7cm" svg:x="16.035cm" svg:y="14.635cm">
          <text:p text:style-name="P4"><text:span text:style-name="T7">Action: </text:span><text:span text:style-name="T8">provide-selftest-info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6" draw:id="id1" draw:layer="layout" svg:width="3.102cm" svg:height="3.132cm" svg:x="18.084cm" svg:y="17.834cm">
          <text:p text:style-name="P6"><text:span text:style-name="T9">case-</text:span></text:p>
          <text:p text:style-name="P6"><text:span text:style-name="T9">store-answers</text:span></text:p>
          <text:p text:style-name="P6"><text:span text:style-name="T9"><text:s/></text:span><text:span text:style-name="T9">=</text:span></text:p>
          <text:p text:style-name="P6"><text:span text:style-name="T9"><text:s/></text:span><text:span text:style-name="T9">staff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4" draw:text-style-name="P5" draw:id="id3" draw:layer="layout" svg:width="3.322cm" svg:height="1.906cm" svg:x="24.765cm" svg:y="13.322cm">
          <text:list text:style-name="L1">
            <text:list-item>
              <text:p text:style-name="P4"><text:span text:style-name="T10">Sets the following</text:span></text:p>
            </text:list-item>
          </text:list>
          <text:list text:style-name="L1">
            <text:list-item>
              <text:p text:style-name="P4"><text:span text:style-name="T10">sitemap parameters:</text:span></text:p>
            </text:list-item>
          </text:list>
          <text:list text:style-name="L1">
            <text:list-item>
              <text:p text:style-name="P7"><text:span text:style-name="T10"><text:s/></text:span><text:span text:style-name="T10">case-store-answers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8" draw:layer="layout" svg:x1="21.186cm" svg:y1="19.399cm" svg:x2="27.912cm" svg:y2="19.92cm" draw:start-shape="id1" draw:start-glue-point="7" draw:end-shape="id2" draw:end-glue-point="0">
          <text:p text:style-name="P9"/>
        </draw:connector>
        <draw:frame draw:style-name="gr6" draw:text-style-name="P10" draw:layer="layout" svg:width="1.002cm" svg:height="0.607cm" svg:x="23.499cm" svg:y="18.638cm">
          <draw:text-box>
            <text:p text:style-name="P9"><text:span text:style-name="T10">yes</text:span></text:p>
          </draw:text-box>
        </draw:frame>
        <draw:connector draw:style-name="gr7" draw:text-style-name="P8" draw:layer="layout" draw:type="line" svg:x1="24.765cm" svg:y1="14.274cm" svg:x2="23.235cm" svg:y2="14.985cm" draw:start-shape="id3" draw:start-glue-point="5" draw:end-shape="id4" draw:end-glue-point="1">
          <text:p text:style-name="P9"/>
        </draw:connector>
        <draw:custom-shape draw:style-name="gr4" draw:text-style-name="P5" draw:id="id5" draw:layer="layout" svg:width="4.257cm" svg:height="2.515cm" svg:x="33.651cm" svg:y="17.78cm">
          <text:list text:style-name="L1">
            <text:list-item>
              <text:p text:style-name="P4"><text:span text:style-name="T10">Sets the following sitemap</text:span></text:p>
            </text:list-item>
          </text:list>
          <text:list text:style-name="L1">
            <text:list-item>
              <text:p text:style-name="P4"><text:span text:style-name="T10">parameters:</text:span></text:p>
            </text:list-item>
          </text:list>
          <text:list text:style-name="L1">
            <text:list-item>
              <text:p text:style-name="P7"><text:span text:style-name="T10"><text:s/></text:span><text:span text:style-name="T10">ref</text:span></text:p>
            </text:list-item>
          </text:list>
          <text:list text:style-name="L1">
            <text:list-item>
              <text:p text:style-name="P7"><text:span text:style-name="T10"><text:s/></text:span><text:span text:style-name="T10">problem</text:span></text:p>
            </text:list-item>
          </text:list>
          <text:list text:style-name="L1">
            <text:list-item>
              <text:p text:style-name="P7"><text:span text:style-name="T10"><text:s/></text:span><text:span text:style-name="T10">issue-receipt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8" draw:layer="layout" draw:type="line" svg:x1="33.651cm" svg:y1="19.037cm" svg:x2="31.512cm" svg:y2="20.27cm" draw:start-shape="id5" draw:start-glue-point="5" draw:end-shape="id2">
          <text:p text:style-name="P9"/>
        </draw:connector>
        <draw:connector draw:style-name="gr8" draw:text-style-name="P8" draw:layer="layout" draw:type="line" svg:x1="27.912cm" svg:y1="20.62cm" svg:x2="27.911cm" svg:y2="21.299cm" draw:start-shape="id2" draw:start-glue-point="2" draw:end-shape="id6" draw:end-glue-point="4">
          <text:p text:style-name="P9"/>
        </draw:connector>
        <draw:custom-shape draw:style-name="gr3" draw:text-style-name="P12" draw:id="id7" draw:layer="layout" svg:width="3.102cm" svg:height="3.175cm" svg:x="18.084cm" svg:y="23.01cm">
          <text:p text:style-name="P6"><text:span text:style-name="T11">case-</text:span></text:p>
          <text:p text:style-name="P11"><text:span text:style-name="T9">store-answers</text:span></text:p>
          <text:p text:style-name="P6"><text:span text:style-name="T11"><text:s/></text:span><text:span text:style-name="T11">= </text:span></text:p>
          <text:p text:style-name="P6"><text:span text:style-name="T11">student-</text:span></text:p>
          <text:p text:style-name="P6"><text:span text:style-name="T11">wor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13" draw:layer="layout" svg:x1="19.634cm" svg:y1="20.964cm" svg:x2="19.634cm" svg:y2="23.01cm" draw:start-shape="id1" draw:start-glue-point="6" draw:end-shape="id7" draw:end-glue-point="4">
          <text:p text:style-name="P9"/>
        </draw:connector>
        <draw:frame draw:style-name="gr6" draw:text-style-name="P10" draw:layer="layout" svg:width="0.858cm" svg:height="0.607cm" svg:x="19.951cm" svg:y="21.571cm">
          <draw:text-box>
            <text:p text:style-name="P9"><text:span text:style-name="T10">no</text:span></text:p>
          </draw:text-box>
        </draw:frame>
        <draw:custom-shape draw:style-name="gr10" draw:text-style-name="P15" draw:id="id6" draw:layer="layout" svg:width="2.787cm" svg:height="0.617cm" svg:x="26.519cm" svg:y="21.299cm">
          <text:p text:style-name="P14"><text:span text:style-name="T7">END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0" draw:text-style-name="P16" draw:id="id8" draw:layer="layout" svg:width="7.2cm" svg:height="0.873cm" svg:x="16.035cm" svg:y="16.135cm">
          <text:p text:style-name="P4"><text:span text:style-name="T7">Selector: </text:span><text:span text:style-name="T8">simple </text:span></text:p>
          <text:p text:style-name="P4"><text:span text:style-name="T12">(value: case-store-answers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7" draw:layer="layout" svg:x1="19.634cm" svg:y1="17.834cm" svg:x2="19.635cm" svg:y2="17.008cm" draw:start-shape="id1" draw:start-glue-point="4" draw:end-shape="id8" draw:end-glue-point="2">
          <text:p text:style-name="P9"/>
        </draw:connector>
        <draw:connector draw:style-name="gr11" draw:text-style-name="P17" draw:layer="layout" svg:x1="19.635cm" svg:y1="15.335cm" svg:x2="19.635cm" svg:y2="16.135cm" draw:start-shape="id4" draw:start-glue-point="2" draw:end-shape="id8" draw:end-glue-point="0">
          <text:p text:style-name="P9"/>
        </draw:connector>
        <draw:frame draw:style-name="gr6" draw:text-style-name="P10" draw:layer="layout" svg:width="0.858cm" svg:height="0.607cm" svg:x="20.005cm" svg:y="26.695cm">
          <draw:text-box>
            <text:p text:style-name="P9"><text:span text:style-name="T10">no</text:span></text:p>
          </draw:text-box>
        </draw:frame>
        <draw:frame draw:style-name="gr6" draw:text-style-name="P10" draw:layer="layout" svg:width="1.002cm" svg:height="0.607cm" svg:x="23.485cm" svg:y="23.82cm">
          <draw:text-box>
            <text:p text:style-name="P9"><text:span text:style-name="T10">yes</text:span></text:p>
          </draw:text-box>
        </draw:frame>
        <draw:custom-shape draw:style-name="gr12" draw:text-style-name="P16" draw:id="id2" draw:layer="layout" svg:width="7.2cm" svg:height="0.7cm" svg:x="24.312cm" svg:y="19.92cm">
          <text:p text:style-name="P4"><text:span text:style-name="T7">Reader: </text:span><text:span text:style-name="T12">store-problem-answer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12" draw:id="id9" draw:layer="layout" svg:width="3.102cm" svg:height="3.175cm" svg:x="18.084cm" svg:y="28.109cm">
          <text:p text:style-name="P6"><text:span text:style-name="T11">case-</text:span></text:p>
          <text:p text:style-name="P11"><text:span text:style-name="T9">store-answers</text:span></text:p>
          <text:p text:style-name="P6"><text:span text:style-name="T11"><text:s/></text:span><text:span text:style-name="T11">= </text:span></text:p>
          <text:p text:style-name="P6"><text:span text:style-name="T11">student-feedba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13" draw:layer="layout" svg:x1="19.634cm" svg:y1="26.185cm" svg:x2="19.634cm" svg:y2="28.109cm" draw:start-shape="id7" draw:start-glue-point="6" draw:end-shape="id9" draw:end-glue-point="4">
          <text:p text:style-name="P9"/>
        </draw:connector>
        <draw:connector draw:style-name="gr11" draw:text-style-name="P13" draw:layer="layout" svg:x1="27.922cm" svg:y1="25.162cm" svg:x2="21.186cm" svg:y2="24.597cm" draw:start-shape="id10" draw:start-glue-point="0" draw:end-shape="id7" draw:end-glue-point="7">
          <text:p text:style-name="P9"/>
        </draw:connector>
        <draw:custom-shape draw:style-name="gr12" draw:text-style-name="P16" draw:id="id10" draw:layer="layout" svg:width="7.2cm" svg:height="0.7cm" svg:x="24.322cm" svg:y="25.162cm">
          <text:p text:style-name="P4"><text:span text:style-name="T7">Reader: </text:span><text:span text:style-name="T12">store-problem-answer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5" draw:id="id11" draw:layer="layout" svg:width="2.787cm" svg:height="0.617cm" svg:x="26.529cm" svg:y="26.443cm">
          <text:p text:style-name="P14"><text:span text:style-name="T7">END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13" draw:text-style-name="P13" draw:layer="layout" draw:type="line" svg:x1="27.922cm" svg:y1="25.862cm" svg:x2="27.921cm" svg:y2="26.443cm" draw:start-shape="id10" draw:start-glue-point="2" draw:end-shape="id11" draw:end-glue-point="4">
          <text:p text:style-name="P9"/>
        </draw:connector>
        <draw:custom-shape draw:style-name="gr4" draw:text-style-name="P5" draw:id="id12" draw:layer="layout" svg:width="4.257cm" svg:height="2.552cm" svg:x="33.668cm" svg:y="22.927cm">
          <text:list text:style-name="L1">
            <text:list-item>
              <text:p text:style-name="P4"><text:span text:style-name="T10">Sets the following sitemap</text:span></text:p>
            </text:list-item>
          </text:list>
          <text:list text:style-name="L1">
            <text:list-item>
              <text:p text:style-name="P4"><text:span text:style-name="T10">parameters:</text:span></text:p>
            </text:list-item>
          </text:list>
          <text:list text:style-name="L1">
            <text:list-item>
              <text:p text:style-name="P7"><text:span text:style-name="T10"><text:s/></text:span><text:span text:style-name="T10">ref</text:span></text:p>
            </text:list-item>
          </text:list>
          <text:list text:style-name="L1">
            <text:list-item>
              <text:p text:style-name="P7"><text:span text:style-name="T10"><text:s/></text:span><text:span text:style-name="T10">problem</text:span></text:p>
            </text:list-item>
          </text:list>
          <text:list text:style-name="L1">
            <text:list-item>
              <text:p text:style-name="P7"><text:span text:style-name="T10"><text:s/></text:span><text:span text:style-name="T10">issue-receipt</text:span></text:p>
            </text:list-item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8" draw:layer="layout" draw:type="line" svg:x1="31.522cm" svg:y1="25.512cm" svg:x2="33.668cm" svg:y2="24.202cm" draw:start-shape="id10" draw:start-glue-point="1" draw:end-shape="id12" draw:end-glue-point="5">
          <text:p text:style-name="P9"/>
        </draw:connector>
        <draw:connector draw:style-name="gr13" draw:text-style-name="P13" draw:layer="layout" draw:type="line" svg:x1="11.384cm" svg:y1="32.91cm" svg:x2="11.383cm" svg:y2="34.181cm" draw:start-shape="id13" draw:start-glue-point="2" draw:end-shape="id14" draw:end-glue-point="4">
          <text:p text:style-name="P9"/>
        </draw:connector>
        <draw:custom-shape draw:style-name="gr10" draw:text-style-name="P18" draw:id="id14" draw:layer="layout" svg:width="2.8cm" svg:height="0.7cm" svg:x="9.984cm" svg:y="34.181cm">
          <text:p text:style-name="P14"><text:span text:style-name="T7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6" draw:text-style-name="P10" draw:layer="layout" svg:width="1.002cm" svg:height="0.607cm" svg:x="14.687cm" svg:y="28.934cm">
          <draw:text-box>
            <text:p text:style-name="P9"><text:span text:style-name="T10">yes</text:span></text:p>
          </draw:text-box>
        </draw:frame>
        <draw:custom-shape draw:style-name="gr2" draw:text-style-name="P5" draw:id="id16" draw:layer="layout" svg:width="7.2cm" svg:height="0.7cm" svg:x="7.784cm" svg:y="30.609cm">
          <text:p text:style-name="P4"><text:span text:style-name="T7">Action: </text:span><text:span text:style-name="T8">add-response-header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0" draw:id="id15" draw:layer="layout" svg:width="3.3cm" svg:height="1.958cm" svg:x="2.305cm" svg:y="29.032cm">
          <text:list text:style-name="L1">
            <text:list-item>
              <text:p text:style-name="P19"><text:span text:style-name="T10">Sets the following</text:span></text:p>
            </text:list-item>
          </text:list>
          <text:list text:style-name="L1">
            <text:list-item>
              <text:p text:style-name="P19"><text:span text:style-name="T10">parameters:</text:span></text:p>
            </text:list-item>
          </text:list>
          <text:list text:style-name="L1">
            <text:list-item>
              <text:p text:style-name="P7"><text:span text:style-name="T10"><text:s/></text:span><text:span text:style-name="T10">X-Mumie-Status</text:span></text:p>
            </text:list-item>
          </text:list>
          <draw:enhanced-geometry svg:viewBox="0 0 21600 21600" draw:glue-points="10800 0 0 10800 10800 21600 21600 10800" draw:text-areas="0 0 21600 ?f11" draw:type="paper" draw:modifiers="18956.43744319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4" draw:text-style-name="P13" draw:layer="layout" draw:type="line" svg:x1="5.605cm" svg:y1="30.01cm" svg:x2="7.784cm" svg:y2="30.959cm" draw:start-shape="id15" draw:start-glue-point="7" draw:end-shape="id16" draw:end-glue-point="3">
          <text:p text:style-name="P9"/>
        </draw:connector>
        <draw:custom-shape draw:style-name="gr12" draw:text-style-name="P16" draw:id="id13" draw:layer="layout" svg:width="7.2cm" svg:height="0.7cm" svg:x="7.784cm" svg:y="32.21cm">
          <text:p text:style-name="P4"><text:span text:style-name="T7">Reader: </text:span><text:span text:style-name="T8">str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3" draw:layer="layout" draw:type="line" svg:x1="11.384cm" svg:y1="31.309cm" svg:x2="11.384cm" svg:y2="32.21cm" draw:start-shape="id16" draw:start-glue-point="2" draw:end-shape="id13" draw:end-glue-point="0">
          <text:p text:style-name="P9"/>
        </draw:connector>
        <draw:custom-shape draw:style-name="gr4" draw:text-style-name="P20" draw:id="id17" draw:layer="layout" svg:width="3.3cm" svg:height="1.909cm" svg:x="2.305cm" svg:y="31.615cm">
          <text:list text:style-name="L1">
            <text:list-item>
              <text:p text:style-name="P19"><text:span text:style-name="T10">Adds the following</text:span></text:p>
            </text:list-item>
          </text:list>
          <text:list text:style-name="L1">
            <text:list-item>
              <text:p text:style-name="P19"><text:span text:style-name="T10">parameters:</text:span></text:p>
            </text:list-item>
          </text:list>
          <text:list text:style-name="L1">
            <text:list-item>
              <text:p text:style-name="P7"><text:span text:style-name="T10"><text:s/></text:span><text:span text:style-name="T10">string</text:span></text:p>
            </text:list-item>
          </text:list>
          <draw:enhanced-geometry svg:viewBox="0 0 21600 21600" draw:glue-points="10800 0 0 10800 10800 21600 21600 10800" draw:text-areas="0 0 21600 ?f11" draw:type="paper" draw:modifiers="18956.43744319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4" draw:text-style-name="P13" draw:layer="layout" draw:type="line" svg:x1="5.605cm" svg:y1="32.569cm" svg:x2="7.784cm" svg:y2="32.56cm" draw:start-shape="id17" draw:start-glue-point="7" draw:end-shape="id13" draw:end-glue-point="3">
          <text:p text:style-name="P9"/>
        </draw:connector>
        <draw:connector draw:style-name="gr9" draw:text-style-name="P13" draw:layer="layout" svg:x1="18.084cm" svg:y1="29.696cm" svg:x2="11.384cm" svg:y2="30.609cm" draw:start-shape="id9" draw:start-glue-point="5" draw:end-shape="id16" draw:end-glue-point="0">
          <text:p text:style-name="P9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57cm" fo:margin-bottom="0.453cm" fo:margin-left="0.423cm" fo:margin-right="0.454cm" fo:page-width="42.012cm" fo:page-height="59.41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Marek Grudzinski</meta:initial-creator>
    <meta:creation-date>2007-08-21T13:31:43</meta:creation-date>
    <dc:creator>Marek Grudzinski</dc:creator>
    <dc:date>2007-08-21T13:43:49</dc:date>
    <dc:language>en-US</dc:language>
    <meta:editing-cycles>3</meta:editing-cycles>
    <meta:editing-duration>PT12M8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